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solid" svg:stroke-width="0.026cm" svg:stroke-color="#4a7ebb" draw:stroke-linejoin="miter" svg:stroke-linecap="square" draw:fill="gradient" draw:fill-color="#a3c4ff" draw:fill-gradient-name="Gradient_20_2" draw:textarea-horizontal-align="justify" draw:textarea-vertical-align="middle" draw:auto-grow-height="false" fo:min-height="1.187cm" fo:min-width="5.334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2" style:family="graphic" style:parent-style-name="standard" style:list-style-name="L1">
      <style:graphic-properties draw:stroke="solid" svg:stroke-width="0.026cm" svg:stroke-color="#4a7ebb" draw:stroke-linejoin="miter" svg:stroke-linecap="square" draw:fill="gradient" draw:fill-color="#a3c4ff" draw:fill-gradient-name="Gradient_20_2" draw:textarea-horizontal-align="justify" draw:textarea-vertical-align="middle" draw:auto-grow-height="false" fo:min-height="1.187cm" fo:min-width="5.339cm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3" style:family="graphic" style:parent-style-name="standard">
      <style:graphic-properties draw:stroke="solid" svg:stroke-width="0.071cm" svg:stroke-color="#d9d9d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4" style:family="graphic" style:parent-style-name="standard">
      <style:graphic-properties draw:stroke="solid" svg:stroke-width="0.071cm" svg:stroke-color="#d9d9d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/>
    </style:style>
    <style:style style:name="gr5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f2f2f2" draw:textarea-horizontal-align="justify" draw:textarea-vertical-align="middle" draw:auto-grow-height="false" fo:min-height="1.128cm" fo:min-width="4.6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ffff99" draw:textarea-horizontal-align="justify" draw:textarea-vertical-align="middle" draw:auto-grow-height="false" fo:min-height="1.133cm" fo:min-width="4.655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f2f2f2" draw:textarea-horizontal-align="justify" draw:textarea-vertical-align="middle" draw:auto-grow-height="false" fo:min-height="1.65cm" fo:min-width="4.655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ffff66" draw:textarea-horizontal-align="justify" draw:textarea-vertical-align="middle" draw:auto-grow-height="false" fo:min-height="1.129cm" fo:min-width="4.65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99ff66" draw:textarea-horizontal-align="justify" draw:textarea-vertical-align="middle" draw:auto-grow-height="false" fo:min-height="1.133cm" fo:min-width="4.655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71cm" svg:stroke-color="#4f81bd" draw:marker-end="Arrow" draw:marker-end-width="0.31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071cm" svg:stroke-color="#4f81b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f2f2f2" draw:textarea-horizontal-align="justify" draw:textarea-vertical-align="middle" draw:auto-grow-height="false" fo:min-height="0.966cm" fo:min-width="2.078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f2f2f2" draw:textarea-horizontal-align="justify" draw:textarea-vertical-align="middle" draw:auto-grow-height="false" fo:min-height="0.966cm" fo:min-width="2.078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f2f2f2" draw:textarea-horizontal-align="justify" draw:textarea-vertical-align="middle" draw:auto-grow-height="false" fo:min-height="0.966cm" fo:min-width="2.078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7cm" fo:min-width="0.002cm"/>
    </style:style>
    <style:style style:name="gr25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f2f2f2" draw:textarea-horizontal-align="justify" draw:textarea-vertical-align="middle" draw:auto-grow-height="false" fo:min-height="1.122cm" fo:min-width="2.298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solid" svg:stroke-width="0.071cm" svg:stroke-color="#4f81bd" draw:stroke-linejoin="miter" svg:stroke-linecap="square" draw:fill="solid" draw:fill-color="#f2f2f2" draw:textarea-horizontal-align="justify" draw:textarea-vertical-align="middle" draw:auto-grow-height="false" fo:min-height="0.966cm" fo:min-width="2.078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objectwithoutfill">
      <style:graphic-properties draw:stroke="solid"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-color="#990000" draw:textarea-horizontal-align="justify" draw:textarea-vertical-align="middle" draw:auto-grow-height="false" fo:min-height="0.828cm" fo:min-width="0.758cm"/>
    </style:style>
    <style:style style:name="gr33" style:family="graphic" style:parent-style-name="standard">
      <style:graphic-properties draw:stroke="solid" svg:stroke-width="0.071cm" svg:stroke-color="#4f81bd" draw:marker-end="" draw:marker-end-width="0.31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  <style:text-properties fo:font-size="32pt"/>
    </style:style>
    <style:style style:name="P2" style:family="paragraph">
      <loext:graphic-properties draw:fill="gradient" draw:fill-color="#a3c4ff" draw:fill-gradient-name="Gradient_20_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  <style:text-properties fo:font-size="16pt"/>
    </style:style>
    <style:style style:name="P5" style:family="paragraph">
      <loext:graphic-properties draw:fill="solid" draw:fill-color="#f2f2f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6pt" fo:font-weight="bold"/>
    </style:style>
    <style:style style:name="P6" style:family="paragraph">
      <loext:graphic-properties draw:fill="solid" draw:fill-color="#ffff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6pt" fo:font-weight="bold"/>
    </style:style>
    <style:style style:name="P7" style:family="paragraph">
      <loext:graphic-properties draw:fill="solid" draw:fill-color="#f2f2f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6pt" fo:font-weight="bold" style:font-size-asian="12pt" style:font-size-complex="12pt"/>
    </style:style>
    <style:style style:name="P8" style:family="paragraph">
      <loext:graphic-properties draw:fill="solid" draw:fill-color="#ffff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6pt" fo:font-weight="bold"/>
    </style:style>
    <style:style style:name="P9" style:family="paragraph">
      <loext:graphic-properties draw:fill="solid" draw:fill-color="#99ff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6pt" fo:font-weight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11" style:family="paragraph">
      <style:paragraph-properties fo:margin-left="0cm" fo:margin-right="0cm" fo:line-height="100%" fo:text-indent="0cm" style:punctuation-wrap="hanging" style:line-break="strict"/>
      <style:text-properties fo:font-size="16pt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fo:font-weight="bold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2pt" fo:font-weight="bold"/>
    </style:style>
    <style:style style:name="P14" style:family="paragraph">
      <loext:graphic-properties draw:fill="solid" draw:fill-color="#f2f2f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2pt" fo:font-weight="bold"/>
    </style:style>
    <style:style style:name="P15" style:family="paragraph">
      <style:paragraph-properties fo:margin-left="0cm" fo:margin-right="0cm" fo:text-align="center" fo:text-indent="0cm" style:punctuation-wrap="hanging" style:line-break="strict"/>
      <style:text-properties fo:font-size="16pt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fo:font-weight="bold"/>
    </style:style>
    <style:style style:name="P17" style:family="paragraph">
      <loext:graphic-properties draw:fill="none"/>
      <style:text-properties fo:font-size="12pt" fo:font-weight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</style:style>
    <style:style style:name="P20" style:family="paragraph">
      <loext:graphic-properties draw:fill-color="#990000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color="#000000" style:font-name="Calibri1" fo:font-size="16pt" style:font-size-asian="16pt" style:font-size-complex="16pt"/>
    </style:style>
    <style:style style:name="T2" style:family="text">
      <style:text-properties fo:color="#000000" style:font-name="Calibri1" fo:font-size="12pt" fo:font-weight="bold" style:font-size-asian="14pt" style:font-size-complex="14pt"/>
    </style:style>
    <style:style style:name="T3" style:family="text">
      <style:text-properties fo:color="#000000" style:font-name="Calibri1" fo:font-size="12pt" fo:font-weight="bold" style:font-size-asian="12pt" style:font-size-complex="12pt"/>
    </style:style>
    <style:style style:name="T4" style:family="text">
      <style:text-properties style:font-name="Calibri1" fo:font-size="12pt" fo:font-weight="bold" style:font-size-asian="14pt" style:font-size-complex="14pt"/>
    </style:style>
    <style:style style:name="T5" style:family="text">
      <style:text-properties fo:font-size="12pt" fo:font-weight="bold" style:font-size-asian="13pt" style:font-size-complex="1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draw:custom-shape draw:name="Rectangle 3" draw:style-name="gr1" draw:text-style-name="P2" draw:layer="layout" svg:width="5.834cm" svg:height="1.447cm" svg:x="1.601cm" svg:y="0.832cm">
          <text:list text:style-name="L1">
            <text:list-header>
              <text:p text:style-name="P1"><text:span text:style-name="T1">SmsTwoStepLog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2" draw:layer="layout" svg:width="5.839cm" svg:height="1.447cm" svg:x="18.034cm" svg:y="0.832cm">
          <text:list text:style-name="L1">
            <text:list-header>
              <text:p text:style-name="P1"><text:span text:style-name="T1">User / 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8" draw:style-name="gr3" draw:text-style-name="P3" draw:layer="layout" svg:x1="4.572cm" svg:y1="2.339cm" svg:x2="4.647cm" svg:y2="24.384cm">
          <text:p/>
        </draw:line>
        <draw:line draw:name="Straight Connector 10" draw:style-name="gr4" draw:text-style-name="P3" draw:layer="layout" svg:x1="20.915cm" svg:y1="2.28cm" svg:x2="20.99cm" svg:y2="24.325cm">
          <text:p/>
        </draw:line>
        <draw:custom-shape draw:name="Rectangle 11" draw:style-name="gr5" draw:text-style-name="P5" xml:id="id1" draw:id="id1" draw:layer="layout" svg:width="5.155cm" svg:height="1.388cm" svg:x="1.927cm" svg:y="2.884cm">
          <text:list text:style-name="L1">
            <text:list-header>
              <text:p text:style-name="P4"><text:span text:style-name="T2">Show log-in scre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6" xml:id="id2" draw:id="id2" draw:layer="layout" svg:width="5.155cm" svg:height="1.393cm" svg:x="18.376cm" svg:y="3.179cm">
          <text:list text:style-name="L1">
            <text:list-header>
              <text:p text:style-name="P4"><text:span text:style-name="T2">Enter Username</text:span><text:span text:style-name="T2"><text:line-break/></text:span><text:span text:style-name="T2">and Passwor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7" draw:text-style-name="P7" xml:id="id9" draw:id="id9" draw:layer="layout" svg:width="5.155cm" svg:height="1.91cm" svg:x="11.771cm" svg:y="13.354cm">
          <text:list text:style-name="L1">
            <text:list-header>
              <text:p text:style-name="P4"><text:span text:style-name="T3">Send SMS or Email,</text:span><text:span text:style-name="T3"><text:line-break/></text:span><text:span text:style-name="T3">show access code scree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8" draw:text-style-name="P8" xml:id="id10" draw:id="id10" draw:layer="layout" svg:width="5.159cm" svg:height="1.389cm" svg:x="18.288cm" svg:y="13.589cm">
          <text:list text:style-name="L1">
            <text:list-header>
              <text:p text:style-name="P4"><text:span text:style-name="T2">Enter Access 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9" draw:text-style-name="P9" xml:id="id8" draw:id="id8" draw:layer="layout" svg:width="5.155cm" svg:height="1.393cm" svg:x="18.825cm" svg:y="22.752cm">
          <text:p text:style-name="P4"><text:span text:style-name="T2">Log-in &amp; redirect </text:span></text:p>
          <draw:enhanced-geometry svg:viewBox="0 0 21600 21600" draw:type="rectangle" draw:enhanced-path="M 0 0 L 21600 0 21600 21600 0 21600 0 0 Z N"/>
        </draw:custom-shape>
        <draw:connector draw:name="Straight Arrow Connector 20" draw:style-name="gr10" draw:text-style-name="P10" draw:layer="layout" draw:type="line" svg:x1="7.082cm" svg:y1="3.578cm" svg:x2="18.376cm" svg:y2="3.875cm" draw:start-shape="id1" draw:start-glue-point="1" draw:end-shape="id2" svg:d="M7082 3578l11294 297" svg:viewBox="0 0 11295 298">
          <text:p/>
        </draw:connector>
        <draw:connector draw:name="Straight Arrow Connector 22" draw:style-name="gr10" draw:text-style-name="P10" xml:id="id15" draw:id="id15" draw:layer="layout" draw:type="line" svg:x1="20.037cm" svg:y1="5.53cm" svg:x2="4.535cm" svg:y2="5.749cm" draw:end-shape="id3" draw:end-glue-point="4" svg:d="M20037 5530l-15502 219" svg:viewBox="0 0 15503 220">
          <text:p/>
        </draw:connector>
        <draw:connector draw:name="Straight Arrow Connector 25" draw:style-name="gr11" draw:text-style-name="P10" draw:layer="layout" draw:type="line" svg:x1="4.534cm" svg:y1="6.299cm" svg:x2="4.511cm" svg:y2="7.106cm" draw:end-shape="id4" draw:end-glue-point="2" svg:d="M4534 6299l-23 807" svg:viewBox="0 0 24 808">
          <text:p/>
        </draw:connector>
        <draw:connector draw:name="Straight Arrow Connector 29" draw:style-name="gr10" draw:text-style-name="P10" xml:id="id16" draw:id="id16" draw:layer="layout" draw:type="line" svg:x1="20.393cm" svg:y1="16.411cm" svg:x2="14.409cm" svg:y2="19.475cm" draw:end-shape="id5" draw:end-glue-point="4" svg:d="M20393 16411l-5984 3064" svg:viewBox="0 0 5985 3065">
          <text:p/>
        </draw:connector>
        <draw:custom-shape draw:name="TextBox 34" draw:style-name="gr12" draw:text-style-name="P12" draw:layer="layout" svg:width="2.183cm" svg:height="0.768cm" svg:x="4.658cm" svg:y="8.199cm">
          <text:list text:style-name="L1">
            <text:list-header>
              <text:p text:style-name="P11"><text:span text:style-name="T4">Pas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5" draw:style-name="gr13" draw:text-style-name="P13" draw:layer="layout" svg:width="1.666cm" svg:height="1.024cm" svg:x="8.555cm" svg:y="20.612cm">
          <text:p/>
          <draw:enhanced-geometry svg:viewBox="0 0 21600 21600" draw:type="mso-spt202" draw:enhanced-path="M 0 0 L 21600 0 21600 21600 0 21600 0 0 Z N"/>
        </draw:custom-shape>
        <draw:custom-shape draw:name="TextBox 34" draw:style-name="gr14" draw:text-style-name="P12" draw:layer="layout" svg:width="1.319cm" svg:height="0.768cm" svg:x="1.366cm" svg:y="10.824cm">
          <text:list text:style-name="L1">
            <text:list-header>
              <text:p text:style-name="P11"><text:span text:style-name="T4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iamond 30" draw:style-name="gr15" draw:text-style-name="P14" xml:id="id6" draw:id="id6" draw:layer="layout" svg:width="5.155cm" svg:height="2.45cm" svg:x="1.932cm" svg:y="9.427cm">
          <text:list text:style-name="L1">
            <text:list-header>
              <text:p><text:span text:style-name="T2"/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name="Straight Arrow Connector 43" draw:style-name="gr10" draw:text-style-name="P10" draw:layer="layout" draw:type="line" svg:x1="7.087cm" svg:y1="10.652cm" svg:x2="8.64cm" svg:y2="11.352cm" draw:start-shape="id6" draw:start-glue-point="7" draw:end-shape="id7" draw:end-glue-point="4" svg:d="M7087 10652l1553 700" svg:viewBox="0 0 1554 701">
          <text:p/>
        </draw:connector>
        <draw:custom-shape draw:name="TextBox 34" draw:style-name="gr16" draw:text-style-name="P12" draw:layer="layout" svg:width="1.095cm" svg:height="0.768cm" svg:x="6.258cm" svg:y="10.824cm">
          <text:list text:style-name="L1">
            <text:list-header>
              <text:p text:style-name="P11"><text:span text:style-name="T4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53" draw:style-name="gr10" draw:text-style-name="P10" xml:id="id4" draw:id="id4" draw:layer="layout" draw:type="line" svg:x1="4.511cm" svg:y1="7.106cm" svg:x2="4.51cm" svg:y2="9.427cm" draw:end-shape="id6" draw:end-glue-point="4" svg:d="M4511 7106l-1 2321" svg:viewBox="0 0 2 2322">
          <text:p/>
        </draw:connector>
        <draw:custom-shape draw:name="TextBox 13324" draw:style-name="gr17" draw:text-style-name="P16" draw:layer="layout" svg:width="2.902cm" svg:height="1.275cm" svg:x="3.037cm" svg:y="9.907cm">
          <text:list text:style-name="L1">
            <text:list-header>
              <text:p text:style-name="P15"><text:span text:style-name="T5">White-listed</text:span><text:span text:style-name="T5"><text:line-break/></text:span><text:span text:style-name="T5">IP addres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iamond 30" draw:style-name="gr18" draw:text-style-name="P14" xml:id="id3" draw:id="id3" draw:layer="layout" svg:width="5.155cm" svg:height="2.45cm" svg:x="1.957cm" svg:y="5.7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TextBox 13324" draw:style-name="gr17" draw:text-style-name="P16" draw:layer="layout" svg:width="3.288cm" svg:height="1.275cm" svg:x="2.872cm" svg:y="6.168cm">
          <text:list text:style-name="L1">
            <text:list-header>
              <text:p text:style-name="P15"><text:span text:style-name="T5">Verify</text:span></text:p>
            </text:list-header>
            <text:list-item>
              <text:p text:style-name="P15"><text:span text:style-name="T5">ID / Passwor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4" draw:style-name="gr19" draw:text-style-name="P12" draw:layer="layout" svg:width="1.929cm" svg:height="0.768cm" svg:x="6.858cm" svg:y="7.252cm">
          <text:list text:style-name="L1">
            <text:list-header>
              <text:p text:style-name="P11"><text:span text:style-name="T4">Faile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0" draw:text-style-name="P17" draw:layer="layout" draw:line-skew="-0.839cm" svg:x1="1.932cm" svg:y1="10.652cm" svg:x2="18.825cm" svg:y2="23.448cm" draw:start-shape="id6" draw:start-glue-point="5" draw:end-shape="id8" draw:end-glue-point="3" svg:d="M1932 10652h-1423v12796h18316" svg:viewBox="0 0 18317 12797">
          <text:p/>
        </draw:connector>
        <draw:custom-shape draw:name="Diamond 30" draw:style-name="gr21" draw:text-style-name="P14" xml:id="id5" draw:id="id5" draw:layer="layout" svg:width="5.155cm" svg:height="2.45cm" svg:x="11.831cm" svg:y="19.4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TextBox 13324" draw:style-name="gr17" draw:text-style-name="P16" draw:layer="layout" svg:width="3.169cm" svg:height="1.275cm" svg:x="12.958cm" svg:y="19.956cm">
          <text:list text:style-name="L1">
            <text:list-header>
              <text:p text:style-name="P15"><text:span text:style-name="T5">Verify</text:span></text:p>
            </text:list-header>
            <text:list-item>
              <text:p text:style-name="P15"><text:span text:style-name="T5">Access Cod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4" draw:style-name="gr22" draw:text-style-name="P12" draw:layer="layout" svg:width="1.929cm" svg:height="0.768cm" svg:x="16.256cm" svg:y="20.974cm">
          <text:list text:style-name="L1">
            <text:list-header>
              <text:p text:style-name="P11"><text:span text:style-name="T4">Fai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23" draw:text-style-name="P12" draw:layer="layout" svg:width="2.183cm" svg:height="0.768cm" svg:x="10.017cm" svg:y="20.55cm">
          <text:list text:style-name="L1">
            <text:list-header>
              <text:p text:style-name="P11"><text:span text:style-name="T4">Pass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18" draw:layer="layout" svg:width="0.502cm" svg:height="1.287cm" svg:x="3.556cm" svg:y="9.112cm">
          <draw:text-box>
            <text:p/>
          </draw:text-box>
        </draw:frame>
        <draw:custom-shape draw:name="Diamond 30" draw:style-name="gr25" draw:text-style-name="P14" xml:id="id7" draw:id="id7" draw:layer="layout" svg:width="5.595cm" svg:height="2.764cm" svg:x="5.842cm" svg:y="11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TextBox 13324" draw:style-name="gr17" draw:text-style-name="P16" draw:layer="layout" svg:width="4.164cm" svg:height="1.782cm" svg:x="6.486cm" svg:y="11.555cm">
          <text:list text:style-name="L1">
            <text:list-header>
              <text:p text:style-name="P15"><text:span text:style-name="T5">Carrier &amp;</text:span><text:span text:style-name="T5"><text:line-break/></text:span><text:span text:style-name="T5">number available</text:span></text:p>
            </text:list-header>
            <text:list-item>
              <text:p text:style-name="P15"><text:span text:style-name="T5">Or email fallback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4" draw:style-name="gr26" draw:text-style-name="P12" draw:layer="layout" svg:width="1.095cm" svg:height="0.768cm" svg:x="9.065cm" svg:y="13.608cm">
          <text:list text:style-name="L1">
            <text:list-header>
              <text:p text:style-name="P11"><text:span text:style-name="T4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27" draw:text-style-name="P12" draw:layer="layout" svg:width="1.319cm" svg:height="0.768cm" svg:x="11.127cm" svg:y="11.576cm">
          <text:list text:style-name="L1">
            <text:list-header>
              <text:p text:style-name="P11"><text:span text:style-name="T4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3" draw:style-name="gr10" draw:text-style-name="P10" draw:layer="layout" draw:type="line" svg:x1="11.437cm" svg:y1="12.734cm" svg:x2="14.348cm" svg:y2="13.354cm" draw:start-shape="id7" draw:start-glue-point="7" draw:end-shape="id9" draw:end-glue-point="0" svg:d="M11437 12734l2911 620" svg:viewBox="0 0 2912 621">
          <text:p/>
        </draw:connector>
        <draw:connector draw:name="Straight Arrow Connector 43" draw:style-name="gr10" draw:text-style-name="P10" draw:layer="layout" draw:type="line" svg:x1="16.926cm" svg:y1="14.309cm" svg:x2="18.288cm" svg:y2="14.283cm" draw:start-shape="id9" draw:start-glue-point="1" draw:end-shape="id10" draw:end-glue-point="3" svg:d="M16926 14309l1362-26" svg:viewBox="0 0 1363 27">
          <text:p/>
        </draw:connector>
        <draw:custom-shape draw:name="Diamond 30" draw:style-name="gr28" draw:text-style-name="P14" xml:id="id11" draw:id="id11" draw:layer="layout" svg:width="5.155cm" svg:height="2.45cm" svg:x="6.115cm" svg:y="16.1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TextBox 13324" draw:style-name="gr17" draw:text-style-name="P16" draw:layer="layout" svg:width="2.598cm" svg:height="1.782cm" svg:x="7.504cm" svg:y="16.308cm">
          <text:list text:style-name="L1">
            <text:list-header>
              <text:p text:style-name="P15"><text:span text:style-name="T5">Two-step</text:span><text:span text:style-name="T5"><text:line-break/></text:span><text:span text:style-name="T5">Auth</text:span></text:p>
            </text:list-header>
            <text:list-item>
              <text:p text:style-name="P15"><text:span text:style-name="T5">Required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4" draw:style-name="gr29" draw:text-style-name="P12" draw:layer="layout" svg:width="1.095cm" svg:height="0.768cm" svg:x="5.515cm" svg:y="17.258cm">
          <text:list text:style-name="L1">
            <text:list-header>
              <text:p text:style-name="P11"><text:span text:style-name="T4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30" draw:text-style-name="P12" draw:layer="layout" svg:width="1.319cm" svg:height="0.768cm" svg:x="10.673cm" svg:y="17.348cm">
          <text:list text:style-name="L1">
            <text:list-header>
              <text:p text:style-name="P11"><text:span text:style-name="T4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3" draw:style-name="gr10" draw:text-style-name="P10" draw:layer="layout" draw:type="line" svg:x1="8.64cm" svg:y1="14.116cm" svg:x2="8.693cm" svg:y2="16.105cm" draw:start-shape="id7" draw:start-glue-point="6" draw:end-shape="id11" draw:end-glue-point="4" svg:d="M8640 14116l53 1989" svg:viewBox="0 0 54 1990">
          <text:p/>
        </draw:connector>
        <draw:connector draw:style-name="gr31" draw:text-style-name="P19" draw:layer="layout" draw:line-skew="-3.119cm" svg:x1="11.831cm" svg:y1="20.7cm" svg:x2="18.825cm" svg:y2="23.448cm" draw:start-shape="id5" draw:start-glue-point="5" draw:end-shape="id8" svg:d="M11831 20700h-3703v2748h10697" svg:viewBox="0 0 10698 2749">
          <text:p/>
        </draw:connector>
        <draw:connector draw:style-name="gr31" draw:text-style-name="P19" draw:layer="layout" svg:x1="6.115cm" svg:y1="17.33cm" svg:x2="18.825cm" svg:y2="23.448cm" draw:start-shape="id11" draw:start-glue-point="5" draw:end-shape="id8" svg:d="M6115 17330h-584v6118h13294" svg:viewBox="0 0 13295 6119">
          <text:p/>
        </draw:connector>
        <draw:connector draw:style-name="gr31" draw:text-style-name="P19" draw:layer="layout" svg:x1="16.986cm" svg:y1="20.7cm" svg:x2="20.012cm" svg:y2="20.72cm" draw:start-shape="id5" draw:start-glue-point="7" draw:end-shape="id12" draw:end-glue-point="6" svg:d="M16986 20700h1554v20h1472" svg:viewBox="0 0 3027 21">
          <text:p/>
        </draw:connector>
        <draw:connector draw:name="Straight Arrow Connector 20" draw:style-name="gr10" draw:text-style-name="P10" draw:layer="layout" draw:type="line" svg:x1="7.112cm" svg:y1="6.974cm" svg:x2="10.26cm" svg:y2="7.688cm" draw:start-shape="id3" draw:start-glue-point="7" draw:end-shape="id13" draw:end-glue-point="6" svg:d="M7112 6974l3148 714" svg:viewBox="0 0 3149 715">
          <text:p/>
        </draw:connector>
        <draw:custom-shape draw:style-name="gr32" draw:text-style-name="P20" xml:id="id13" draw:id="id13" draw:layer="layout" svg:width="1.778cm" svg:height="1.524cm" svg:x="10.26cm" svg:y="6.92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2" draw:text-style-name="P20" xml:id="id12" draw:id="id12" draw:layer="layout" svg:width="1.778cm" svg:height="1.524cm" svg:x="20.012cm" svg:y="19.95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2" draw:text-style-name="P20" draw:layer="layout" svg:width="1.778cm" svg:height="1.524cm" svg:x="10.261cm" svg:y="6.92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name="Straight Arrow Connector 20" draw:style-name="gr10" draw:text-style-name="P10" draw:layer="layout" draw:type="line" svg:x1="11.27cm" svg:y1="17.33cm" svg:x2="13.208cm" svg:y2="17.356cm" draw:start-shape="id11" draw:end-shape="id14" draw:end-glue-point="6" svg:d="M11270 17330l1938 26" svg:viewBox="0 0 1939 27">
          <text:p/>
        </draw:connector>
        <draw:custom-shape draw:style-name="gr32" draw:text-style-name="P20" xml:id="id14" draw:id="id14" draw:layer="layout" svg:width="1.778cm" svg:height="1.524cm" svg:x="13.208cm" svg:y="16.59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name="Straight Arrow Connector 43" draw:style-name="gr33" draw:text-style-name="P10" draw:layer="layout" draw:type="line" svg:x1="20.915cm" svg:y1="4.634cm" svg:x2="20.037cm" svg:y2="5.53cm" draw:end-shape="id15" draw:end-glue-point="2" svg:d="M20915 4634l-878 896" svg:viewBox="0 0 879 897">
          <text:p/>
        </draw:connector>
        <draw:connector draw:name="Straight Arrow Connector 43" draw:style-name="gr33" draw:text-style-name="P10" draw:layer="layout" draw:type="line" svg:x1="20.867cm" svg:y1="14.978cm" svg:x2="20.393cm" svg:y2="16.411cm" draw:start-shape="id10" draw:end-shape="id16" draw:end-glue-point="2" svg:d="M20867 14978l-474 1433" svg:viewBox="0 0 475 1434">
          <text:p/>
        </draw:connector>
        <presentation:notes draw:style-name="dp2">
          <draw:page-thumbnail draw:style-name="gr34" draw:layer="layout" svg:width="0.001cm" svg:height="0.001cm" svg:x="0cm" svg:y="1.93cm" draw:page-number="1" presentation:class="page"/>
          <draw:frame presentation:style-name="pr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e5eeff" draw:end-color="#a3c4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7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42.7000007629395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37.2999992370605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6.7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6.7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6.7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6.7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6.7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6.7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58.5999984741211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285cm" svg:height="6.285cm" svg:x="1.869cm" svg:y="2.27cm"/>
      <draw:page-thumbnail draw:layer="backgroundobjects" svg:width="6.285cm" svg:height="6.285cm" svg:x="1.869cm" svg:y="9.556cm"/>
      <draw:page-thumbnail draw:layer="backgroundobjects" svg:width="6.285cm" svg:height="6.285cm" svg:x="1.869cm" svg:y="16.842cm"/>
      <draw:page-thumbnail draw:layer="backgroundobjects" svg:width="6.285cm" svg:height="6.285cm" svg:x="10.894cm" svg:y="2.27cm"/>
      <draw:page-thumbnail draw:layer="backgroundobjects" svg:width="6.285cm" svg:height="6.285cm" svg:x="10.894cm" svg:y="9.556cm"/>
      <draw:page-thumbnail draw:layer="backgroundobjects" svg:width="6.285cm" svg:height="6.285cm" svg:x="10.894cm" svg:y="16.842cm"/>
    </style:handout-master>
    <style:master-page style:name="Default" style:page-layout-name="PM1" draw:style-name="Mdp1">
      <draw:frame presentation:style-name="Default-title" draw:layer="backgroundobjects" svg:width="22.86cm" svg:height="4.233cm" svg:x="1.27cm" svg:y="1.016cm" presentation:class="title" presentation:placeholder="true">
        <draw:text-box/>
      </draw:frame>
      <draw:frame presentation:style-name="Default-outline1" draw:layer="backgroundobjects" svg:width="22.86cm" svg:height="16.763cm" svg:x="1.27cm" svg:y="5.924cm" presentation:class="outline" presentation:placeholder="true">
        <draw:text-box/>
      </draw:frame>
      <draw:frame presentation:style-name="Mpr1" draw:text-style-name="MP5" draw:layer="backgroundobjects" svg:width="5.927cm" svg:height="1.352cm" svg:x="1.269cm" svg:y="23.54cm" presentation:class="date-time">
        <draw:text-box>
          <text:list text:style-name="ML1">
            <text:list-header>
              <text:p><text:span text:style-name="MT2"><text:date style:data-style-name="D3" text:date-value="2017-08-19">08/19/17</text:date></text:span></text:p>
            </text:list-header>
          </text:list>
        </draw:text-box>
      </draw:frame>
      <draw:frame presentation:style-name="Mpr1" draw:text-style-name="MP5" draw:layer="backgroundobjects" svg:width="8.044cm" svg:height="1.352cm" svg:x="8.678cm" svg:y="23.54cm" presentation:class="footer">
        <draw:text-box>
          <text:p/>
        </draw:text-box>
      </draw:frame>
      <draw:frame presentation:style-name="Mpr1" draw:text-style-name="MP5" draw:layer="backgroundobjects" svg:width="5.927cm" svg:height="1.352cm" svg:x="18.202cm" svg:y="23.5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eter Thoeny</meta:initial-creator>
    <meta:creation-date>2014-08-25T18:20:10.341000000</meta:creation-date>
    <dc:date>2017-08-19T22:15:22.805292900</dc:date>
    <meta:editing-cycles>10</meta:editing-cycles>
    <meta:editing-duration>PT1H20M19S</meta:editing-duration>
    <meta:generator>LibreOffice/5.1.6.2$Linux_X86_64 LibreOffice_project/10m0$Build-2</meta:generator>
    <meta:document-statistic meta:object-count="71"/>
  </office:meta>
</office:document-meta>
</file>